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3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style:font-name="Consolas1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1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1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1"/>
    </style:style>
    <style:style style:name="ce10" style:family="table-cell" style:parent-style-name="Result_5f_CorelPolyGUI">
      <style:text-properties style:font-name="Consolas1"/>
    </style:style>
    <style:style style:name="ce11" style:family="table-cell" style:parent-style-name="Result_5f_CorelPolyGUI" style:data-style-name="N117">
      <style:text-properties style:font-name="Consolas1"/>
    </style:style>
    <style:style style:name="ce12" style:family="table-cell" style:parent-style-name="Result_5f_CorelPolyGUI" style:data-style-name="N37">
      <style:text-properties style:font-name="Consolas1"/>
    </style:style>
    <style:style style:name="ce13" style:family="table-cell" style:parent-style-name="Result_5f_CorelPolyGUI" style:data-style-name="N41">
      <style:text-properties style:font-name="Consolas1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1"/>
    </style:style>
    <style:style style:name="ce15" style:family="table-cell" style:parent-style-name="Default" style:data-style-name="N112">
      <style:text-properties style:font-name="Consolas1"/>
    </style:style>
    <style:style style:name="ce16" style:family="table-cell" style:parent-style-name="Default" style:data-style-name="N112">
      <style:text-properties fo:color="#c9211e" style:font-name="Consola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8" table:default-cell-style-name="ce14"/>
        <table:table-column table:style-name="co6" table:default-cell-style-name="ce15"/>
        <table:table-column table:style-name="co6" table:number-columns-repeated="1014" table:default-cell-style-name="ce4"/>
        <table:table-row table:style-name="ro1"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 ln(R)</text:p>
          </table:table-cell>
          <table:table-cell office:value-type="string" calcext:value-type="string">
            <text:p>T(C) from R</text:p>
          </table:table-cell>
          <table:table-cell table:number-columns-repeated="1014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3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3]+274.15" office:value-type="float" office:value="264.15" calcext:value-type="float">
            <text:p>264.15</text:p>
          </table:table-cell>
          <table:table-cell table:formula="of:=1/[.D3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6]*[.B3]^0 + [.G$7]*[.B3]^1 + [.G$8]*[.B3]^2 + [.G$9]*[.B3]^3)" office:value-type="float" office:value="264.291850445888" calcext:value-type="float">
            <text:p>264.29</text:p>
          </table:table-cell>
          <table:table-cell table:formula="of:= -274.15+1/([.G$6]*LN([.A3])^0 + [.G$7]*LN([.A3])^1 + [.G$8]*LN([.A3])^2 + [.G$9]*LN([.A3])^3)" office:value-type="float" office:value="-9.8581495541124" calcext:value-type="float">
            <text:p>-9.9</text:p>
          </table:table-cell>
          <table:table-cell table:number-columns-repeated="1014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4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4]+274.15" office:value-type="float" office:value="269.15" calcext:value-type="float">
            <text:p>269.15</text:p>
          </table:table-cell>
          <table:table-cell table:formula="of:=1/[.D4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6]*[.B4]^0 + [.G$7]*[.B4]^1 + [.G$8]*[.B4]^2 + [.G$9]*[.B4]^3)" office:value-type="float" office:value="269.158398895804" calcext:value-type="float">
            <text:p>269.16</text:p>
          </table:table-cell>
          <table:table-cell table:formula="of:= -274.15+1/([.G$6]*LN([.A4])^0 + [.G$7]*LN([.A4])^1 + [.G$8]*LN([.A4])^2 + [.G$9]*LN([.A4])^3)" office:value-type="float" office:value="-4.99160110419587" calcext:value-type="float">
            <text:p>-5.0</text:p>
          </table:table-cell>
          <table:table-cell table:number-columns-repeated="1014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5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5]+274.15" office:value-type="float" office:value="274.15" calcext:value-type="float">
            <text:p>274.15</text:p>
          </table:table-cell>
          <table:table-cell table:formula="of:=1/[.D5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6]*[.B5]^0 + [.G$7]*[.B5]^1 + [.G$8]*[.B5]^2 + [.G$9]*[.B5]^3)" office:value-type="float" office:value="274.072596926424" calcext:value-type="float">
            <text:p>274.07</text:p>
          </table:table-cell>
          <table:table-cell table:formula="of:= -274.15+1/([.G$6]*LN([.A5])^0 + [.G$7]*LN([.A5])^1 + [.G$8]*LN([.A5])^2 + [.G$9]*LN([.A5])^3)" office:value-type="float" office:value="-0.0774030735760221" calcext:value-type="float">
            <text:p>-0.1</text:p>
          </table:table-cell>
          <table:table-cell table:number-columns-repeated="1014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6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6]+274.15" office:value-type="float" office:value="279.15" calcext:value-type="float">
            <text:p>279.15</text:p>
          </table:table-cell>
          <table:table-cell table:formula="of:=1/[.D6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11" office:value-type="float" office:value="0.00162770581419817" calcext:value-type="float">
            <text:p>1.62770581419817E-03</text:p>
          </table:table-cell>
          <table:table-cell table:formula="of:= 1/([.G$6]*[.B6]^0 + [.G$7]*[.B6]^1 + [.G$8]*[.B6]^2 + [.G$9]*[.B6]^3)" office:value-type="float" office:value="279.043752631249" calcext:value-type="float">
            <text:p>279.04</text:p>
          </table:table-cell>
          <table:table-cell table:formula="of:= -274.15+1/([.G$6]*LN([.A6])^0 + [.G$7]*LN([.A6])^1 + [.G$8]*LN([.A6])^2 + [.G$9]*LN([.A6])^3)" office:value-type="float" office:value="4.8937526312489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formula="of:=LN([.A7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7]+274.15" office:value-type="float" office:value="284.15" calcext:value-type="float">
            <text:p>284.15</text:p>
          </table:table-cell>
          <table:table-cell table:formula="of:=1/[.D7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11" office:value-type="float" office:value="0.0000639056547750702" calcext:value-type="float">
            <text:p>6.39056547750702E-05</text:p>
          </table:table-cell>
          <table:table-cell table:formula="of:= 1/([.G$6]*[.B7]^0 + [.G$7]*[.B7]^1 + [.G$8]*[.B7]^2 + [.G$9]*[.B7]^3)" office:value-type="float" office:value="284.040750688012" calcext:value-type="float">
            <text:p>284.04</text:p>
          </table:table-cell>
          <table:table-cell table:formula="of:= -274.15+1/([.G$6]*LN([.A7])^0 + [.G$7]*LN([.A7])^1 + [.G$8]*LN([.A7])^2 + [.G$9]*LN([.A7])^3)" office:value-type="float" office:value="9.89075068801213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LN([.A8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8]+274.15" office:value-type="float" office:value="289.15" calcext:value-type="float">
            <text:p>289.15</text:p>
          </table:table-cell>
          <table:table-cell table:formula="of:=1/[.D8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11" office:value-type="float" office:value="0.0000191419439391882" calcext:value-type="float">
            <text:p>1.91419439391882E-05</text:p>
          </table:table-cell>
          <table:table-cell table:formula="of:= 1/([.G$6]*[.B8]^0 + [.G$7]*[.B8]^1 + [.G$8]*[.B8]^2 + [.G$9]*[.B8]^3)" office:value-type="float" office:value="289.059319211916" calcext:value-type="float">
            <text:p>289.06</text:p>
          </table:table-cell>
          <table:table-cell table:formula="of:= -274.15+1/([.G$6]*LN([.A8])^0 + [.G$7]*LN([.A8])^1 + [.G$8]*LN([.A8])^2 + [.G$9]*LN([.A8])^3)" office:value-type="float" office:value="14.9093192119161" calcext:value-type="float">
            <text:p>14.9</text:p>
          </table:table-cell>
          <table:table-cell table:number-columns-repeated="1014"/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formula="of:=LN([.A9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9]+274.15" office:value-type="float" office:value="294.15" calcext:value-type="float">
            <text:p>294.15</text:p>
          </table:table-cell>
          <table:table-cell table:formula="of:=1/[.D9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11" office:value-type="float" office:value="-0.000000636504328625315" calcext:value-type="float">
            <text:p>-6.36504328625315E-07</text:p>
          </table:table-cell>
          <table:table-cell table:formula="of:= 1/([.G$6]*[.B9]^0 + [.G$7]*[.B9]^1 + [.G$8]*[.B9]^2 + [.G$9]*[.B9]^3)" office:value-type="float" office:value="294.096623340563" calcext:value-type="float">
            <text:p>294.10</text:p>
          </table:table-cell>
          <table:table-cell table:formula="of:= -274.15+1/([.G$6]*LN([.A9])^0 + [.G$7]*LN([.A9])^1 + [.G$8]*LN([.A9])^2 + [.G$9]*LN([.A9])^3)" office:value-type="float" office:value="19.9466233405631" calcext:value-type="float">
            <text:p>19.9</text:p>
          </table:table-cell>
          <table:table-cell table:number-columns-repeated="10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N([.A10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10]+274.15" office:value-type="float" office:value="299.15" calcext:value-type="float">
            <text:p>299.15</text:p>
          </table:table-cell>
          <table:table-cell table:formula="of:=1/[.D10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92599360424" calcext:value-type="float">
            <text:p>0.999992599360424</text:p>
          </table:table-cell>
          <table:table-cell table:formula="of:= 1/([.G$6]*[.B10]^0 + [.G$7]*[.B10]^1 + [.G$8]*[.B10]^2 + [.G$9]*[.B10]^3)" office:value-type="float" office:value="299.149925642846" calcext:value-type="float">
            <text:p>299.15</text:p>
          </table:table-cell>
          <table:table-cell table:formula="of:= -274.15+1/([.G$6]*LN([.A10])^0 + [.G$7]*LN([.A10])^1 + [.G$8]*LN([.A10])^2 + [.G$9]*LN([.A10])^3)" office:value-type="float" office:value="24.9999256428464" calcext:value-type="float">
            <text:p>25.0</text:p>
          </table:table-cell>
          <table:table-cell table:number-columns-repeated="101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LN([.A11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1]+274.15" office:value-type="float" office:value="304.15" calcext:value-type="float">
            <text:p>304.15</text:p>
          </table:table-cell>
          <table:table-cell table:formula="of:=1/[.D11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6]*[.B11]^0 + [.G$7]*[.B11]^1 + [.G$8]*[.B11]^2 + [.G$9]*[.B11]^3)" office:value-type="float" office:value="304.204310864937" calcext:value-type="float">
            <text:p>304.20</text:p>
          </table:table-cell>
          <table:table-cell table:formula="of:= -274.15+1/([.G$6]*LN([.A11])^0 + [.G$7]*LN([.A11])^1 + [.G$8]*LN([.A11])^2 + [.G$9]*LN([.A11])^3)" office:value-type="float" office:value="30.0543108649368" calcext:value-type="float">
            <text:p>30.1</text:p>
          </table:table-cell>
          <table:table-cell table:number-columns-repeated="101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LN([.A12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2]+274.15" office:value-type="float" office:value="309.15" calcext:value-type="float">
            <text:p>309.15</text:p>
          </table:table-cell>
          <table:table-cell table:formula="of:=1/[.D12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6]*[.B12]^0 + [.G$7]*[.B12]^1 + [.G$8]*[.B12]^2 + [.G$9]*[.B12]^3)" office:value-type="float" office:value="309.240265209663" calcext:value-type="float">
            <text:p>309.24</text:p>
          </table:table-cell>
          <table:table-cell table:formula="of:= -274.15+1/([.G$6]*LN([.A12])^0 + [.G$7]*LN([.A12])^1 + [.G$8]*LN([.A12])^2 + [.G$9]*LN([.A12])^3)" office:value-type="float" office:value="35.090265209663" calcext:value-type="float">
            <text:p>35.1</text:p>
          </table:table-cell>
          <table:table-cell table:number-columns-repeated="101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LN([.A13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3]+274.15" office:value-type="float" office:value="314.15" calcext:value-type="float">
            <text:p>314.15</text:p>
          </table:table-cell>
          <table:table-cell table:formula="of:=1/[.D13]" office:value-type="float" office:value="0.00318319274232055" calcext:value-type="float">
            <text:p>0.003183</text:p>
          </table:table-cell>
          <table:table-cell table:number-columns-repeated="2"/>
          <table:table-cell table:formula="of:= 1/([.G$6]*[.B13]^0 + [.G$7]*[.B13]^1 + [.G$8]*[.B13]^2 + [.G$9]*[.B13]^3)" office:value-type="float" office:value="314.263035732441" calcext:value-type="float">
            <text:p>314.26</text:p>
          </table:table-cell>
          <table:table-cell table:formula="of:= -274.15+1/([.G$6]*LN([.A13])^0 + [.G$7]*LN([.A13])^1 + [.G$8]*LN([.A13])^2 + [.G$9]*LN([.A13])^3)" office:value-type="float" office:value="40.1130357324406" calcext:value-type="float">
            <text:p>40.1</text:p>
          </table:table-cell>
          <table:table-cell table:number-columns-repeated="101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LN([.A14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4]+274.15" office:value-type="float" office:value="319.15" calcext:value-type="float">
            <text:p>319.15</text:p>
          </table:table-cell>
          <table:table-cell table:formula="of:=1/[.D14]" office:value-type="float" office:value="0.0031333228889237" calcext:value-type="float">
            <text:p>0.003133</text:p>
          </table:table-cell>
          <table:table-cell table:number-columns-repeated="2"/>
          <table:table-cell table:formula="of:= 1/([.G$6]*[.B14]^0 + [.G$7]*[.B14]^1 + [.G$8]*[.B14]^2 + [.G$9]*[.B14]^3)" office:value-type="float" office:value="319.258034123781" calcext:value-type="float">
            <text:p>319.26</text:p>
          </table:table-cell>
          <table:table-cell table:formula="of:= -274.15+1/([.G$6]*LN([.A14])^0 + [.G$7]*LN([.A14])^1 + [.G$8]*LN([.A14])^2 + [.G$9]*LN([.A14])^3)" office:value-type="float" office:value="45.1080341237811" calcext:value-type="float">
            <text:p>45.1</text:p>
          </table:table-cell>
          <table:table-cell table:number-columns-repeated="101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LN([.A15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5]+274.15" office:value-type="float" office:value="324.15" calcext:value-type="float">
            <text:p>324.15</text:p>
          </table:table-cell>
          <table:table-cell table:formula="of:=1/[.D15]" office:value-type="float" office:value="0.00308499151627333" calcext:value-type="float">
            <text:p>0.003085</text:p>
          </table:table-cell>
          <table:table-cell table:number-columns-repeated="2"/>
          <table:table-cell table:formula="of:= 1/([.G$6]*[.B15]^0 + [.G$7]*[.B15]^1 + [.G$8]*[.B15]^2 + [.G$9]*[.B15]^3)" office:value-type="float" office:value="324.229517976632" calcext:value-type="float">
            <text:p>324.23</text:p>
          </table:table-cell>
          <table:table-cell table:formula="of:= -274.15+1/([.G$6]*LN([.A15])^0 + [.G$7]*LN([.A15])^1 + [.G$8]*LN([.A15])^2 + [.G$9]*LN([.A15])^3)" office:value-type="float" office:value="50.0795179766318" calcext:value-type="float">
            <text:p>50.1</text:p>
          </table:table-cell>
          <table:table-cell table:number-columns-repeated="101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LN([.A16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6]+274.15" office:value-type="float" office:value="329.15" calcext:value-type="float">
            <text:p>329.15</text:p>
          </table:table-cell>
          <table:table-cell table:formula="of:=1/[.D16]" office:value-type="float" office:value="0.00303812851283609" calcext:value-type="float">
            <text:p>0.003038</text:p>
          </table:table-cell>
          <table:table-cell table:number-columns-repeated="2"/>
          <table:table-cell table:formula="of:= 1/([.G$6]*[.B16]^0 + [.G$7]*[.B16]^1 + [.G$8]*[.B16]^2 + [.G$9]*[.B16]^3)" office:value-type="float" office:value="329.210975465465" calcext:value-type="float">
            <text:p>329.21</text:p>
          </table:table-cell>
          <table:table-cell table:formula="of:= -274.15+1/([.G$6]*LN([.A16])^0 + [.G$7]*LN([.A16])^1 + [.G$8]*LN([.A16])^2 + [.G$9]*LN([.A16])^3)" office:value-type="float" office:value="55.0609754654652" calcext:value-type="float">
            <text:p>55.1</text:p>
          </table:table-cell>
          <table:table-cell table:number-columns-repeated="101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LN([.A17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7]+274.15" office:value-type="float" office:value="334.15" calcext:value-type="float">
            <text:p>334.15</text:p>
          </table:table-cell>
          <table:table-cell table:formula="of:=1/[.D17]" office:value-type="float" office:value="0.00299266796348945" calcext:value-type="float">
            <text:p>0.002993</text:p>
          </table:table-cell>
          <table:table-cell table:number-columns-repeated="2"/>
          <table:table-cell table:formula="of:= 1/([.G$6]*[.B17]^0 + [.G$7]*[.B17]^1 + [.G$8]*[.B17]^2 + [.G$9]*[.B17]^3)" office:value-type="float" office:value="334.184493296778" calcext:value-type="float">
            <text:p>334.18</text:p>
          </table:table-cell>
          <table:table-cell table:formula="of:= -274.15+1/([.G$6]*LN([.A17])^0 + [.G$7]*LN([.A17])^1 + [.G$8]*LN([.A17])^2 + [.G$9]*LN([.A17])^3)" office:value-type="float" office:value="60.0344932967785" calcext:value-type="float">
            <text:p>60.0</text:p>
          </table:table-cell>
          <table:table-cell table:number-columns-repeated="101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LN([.A18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8]+274.15" office:value-type="float" office:value="339.15" calcext:value-type="float">
            <text:p>339.15</text:p>
          </table:table-cell>
          <table:table-cell table:formula="of:=1/[.D18]" office:value-type="float" office:value="0.00294854784018871" calcext:value-type="float">
            <text:p>0.002949</text:p>
          </table:table-cell>
          <table:table-cell table:number-columns-repeated="2"/>
          <table:table-cell table:formula="of:= 1/([.G$6]*[.B18]^0 + [.G$7]*[.B18]^1 + [.G$8]*[.B18]^2 + [.G$9]*[.B18]^3)" office:value-type="float" office:value="339.498438712702" calcext:value-type="float">
            <text:p>339.50</text:p>
          </table:table-cell>
          <table:table-cell table:formula="of:= -274.15+1/([.G$6]*LN([.A18])^0 + [.G$7]*LN([.A18])^1 + [.G$8]*LN([.A18])^2 + [.G$9]*LN([.A18])^3)" office:value-type="float" office:value="65.348438712702" calcext:value-type="float">
            <text:p>65.3</text:p>
          </table:table-cell>
          <table:table-cell table:number-columns-repeated="101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9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9]+274.15" office:value-type="float" office:value="344.15" calcext:value-type="float">
            <text:p>344.15</text:p>
          </table:table-cell>
          <table:table-cell table:formula="of:=1/[.D19]" office:value-type="float" office:value="0.00290570971959901" calcext:value-type="float">
            <text:p>0.002906</text:p>
          </table:table-cell>
          <table:table-cell table:number-columns-repeated="2"/>
          <table:table-cell table:formula="of:= 1/([.G$6]*[.B19]^0 + [.G$7]*[.B19]^1 + [.G$8]*[.B19]^2 + [.G$9]*[.B19]^3)" office:value-type="float" office:value="344.064987150699" calcext:value-type="float">
            <text:p>344.06</text:p>
          </table:table-cell>
          <table:table-cell table:formula="of:= -274.15+1/([.G$6]*LN([.A19])^0 + [.G$7]*LN([.A19])^1 + [.G$8]*LN([.A19])^2 + [.G$9]*LN([.A19])^3)" office:value-type="float" office:value="69.9149871506986" calcext:value-type="float">
            <text:p>69.9</text:p>
          </table:table-cell>
          <table:table-cell table:number-columns-repeated="101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20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20]+274.15" office:value-type="float" office:value="349.15" calcext:value-type="float">
            <text:p>349.15</text:p>
          </table:table-cell>
          <table:table-cell table:formula="of:=1/[.D20]" office:value-type="float" office:value="0.00286409852498926" calcext:value-type="float">
            <text:p>0.002864</text:p>
          </table:table-cell>
          <table:table-cell table:number-columns-repeated="2"/>
          <table:table-cell table:formula="of:= 1/([.G$6]*[.B20]^0 + [.G$7]*[.B20]^1 + [.G$8]*[.B20]^2 + [.G$9]*[.B20]^3)" office:value-type="float" office:value="349.040935504542" calcext:value-type="float">
            <text:p>349.04</text:p>
          </table:table-cell>
          <table:table-cell table:formula="of:= -274.15+1/([.G$6]*LN([.A20])^0 + [.G$7]*LN([.A20])^1 + [.G$8]*LN([.A20])^2 + [.G$9]*LN([.A20])^3)" office:value-type="float" office:value="74.8909355045424" calcext:value-type="float">
            <text:p>74.9</text:p>
          </table:table-cell>
          <table:table-cell table:number-columns-repeated="101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1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1]+274.15" office:value-type="float" office:value="354.15" calcext:value-type="float">
            <text:p>354.15</text:p>
          </table:table-cell>
          <table:table-cell table:formula="of:=1/[.D21]" office:value-type="float" office:value="0.00282366228999012" calcext:value-type="float">
            <text:p>0.002824</text:p>
          </table:table-cell>
          <table:table-cell table:number-columns-repeated="2"/>
          <table:table-cell table:formula="of:= 1/([.G$6]*[.B21]^0 + [.G$7]*[.B21]^1 + [.G$8]*[.B21]^2 + [.G$9]*[.B21]^3)" office:value-type="float" office:value="354.004835066971" calcext:value-type="float">
            <text:p>354.00</text:p>
          </table:table-cell>
          <table:table-cell table:formula="of:= -274.15+1/([.G$6]*LN([.A21])^0 + [.G$7]*LN([.A21])^1 + [.G$8]*LN([.A21])^2 + [.G$9]*LN([.A21])^3)" office:value-type="float" office:value="79.8548350669706" calcext:value-type="float">
            <text:p>79.9</text:p>
          </table:table-cell>
          <table:table-cell table:number-columns-repeated="101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2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2]+274.15" office:value-type="float" office:value="359.15" calcext:value-type="float">
            <text:p>359.15</text:p>
          </table:table-cell>
          <table:table-cell table:formula="of:=1/[.D22]" office:value-type="float" office:value="0.00278435194208548" calcext:value-type="float">
            <text:p>0.002784</text:p>
          </table:table-cell>
          <table:table-cell table:number-columns-repeated="2"/>
          <table:table-cell table:formula="of:= 1/([.G$6]*[.B22]^0 + [.G$7]*[.B22]^1 + [.G$8]*[.B22]^2 + [.G$9]*[.B22]^3)" office:value-type="float" office:value="358.948533290409" calcext:value-type="float">
            <text:p>358.95</text:p>
          </table:table-cell>
          <table:table-cell table:formula="of:= -274.15+1/([.G$6]*LN([.A22])^0 + [.G$7]*LN([.A22])^1 + [.G$8]*LN([.A22])^2 + [.G$9]*LN([.A22])^3)" office:value-type="float" office:value="84.7985332904092" calcext:value-type="float">
            <text:p>84.8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3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3]+274.15" office:value-type="float" office:value="364.15" calcext:value-type="float">
            <text:p>364.15</text:p>
          </table:table-cell>
          <table:table-cell table:formula="of:=1/[.D23]" office:value-type="float" office:value="0.00274612110394068" calcext:value-type="float">
            <text:p>0.002746</text:p>
          </table:table-cell>
          <table:table-cell table:number-columns-repeated="2"/>
          <table:table-cell table:formula="of:= 1/([.G$6]*[.B23]^0 + [.G$7]*[.B23]^1 + [.G$8]*[.B23]^2 + [.G$9]*[.B23]^3)" office:value-type="float" office:value="363.994991159007" calcext:value-type="float">
            <text:p>363.99</text:p>
          </table:table-cell>
          <table:table-cell table:formula="of:= -274.15+1/([.G$6]*LN([.A23])^0 + [.G$7]*LN([.A23])^1 + [.G$8]*LN([.A23])^2 + [.G$9]*LN([.A23])^3)" office:value-type="float" office:value="89.8449911590066" calcext:value-type="float">
            <text:p>89.8</text:p>
          </table:table-cell>
          <table:table-cell table:number-columns-repeated="1014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4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4]+274.15" office:value-type="float" office:value="369.15" calcext:value-type="float">
            <text:p>369.15</text:p>
          </table:table-cell>
          <table:table-cell table:formula="of:=1/[.D24]" office:value-type="float" office:value="0.00270892591087634" calcext:value-type="float">
            <text:p>0.002709</text:p>
          </table:table-cell>
          <table:table-cell table:number-columns-repeated="2"/>
          <table:table-cell table:formula="of:= 1/([.G$6]*[.B24]^0 + [.G$7]*[.B24]^1 + [.G$8]*[.B24]^2 + [.G$9]*[.B24]^3)" office:value-type="float" office:value="369.053916865939" calcext:value-type="float">
            <text:p>369.05</text:p>
          </table:table-cell>
          <table:table-cell table:formula="of:= -274.15+1/([.G$6]*LN([.A24])^0 + [.G$7]*LN([.A24])^1 + [.G$8]*LN([.A24])^2 + [.G$9]*LN([.A24])^3)" office:value-type="float" office:value="94.9039168659393" calcext:value-type="float">
            <text:p>94.9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5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5]+274.15" office:value-type="float" office:value="374.15" calcext:value-type="float">
            <text:p>374.15</text:p>
          </table:table-cell>
          <table:table-cell table:formula="of:=1/[.D25]" office:value-type="float" office:value="0.00267272484297742" calcext:value-type="float">
            <text:p>0.002673</text:p>
          </table:table-cell>
          <table:table-cell table:number-columns-repeated="2"/>
          <table:table-cell table:formula="of:= 1/([.G$6]*[.B25]^0 + [.G$7]*[.B25]^1 + [.G$8]*[.B25]^2 + [.G$9]*[.B25]^3)" office:value-type="float" office:value="374.094511794129" calcext:value-type="float">
            <text:p>374.09</text:p>
          </table:table-cell>
          <table:table-cell table:formula="of:= -274.15+1/([.G$6]*LN([.A25])^0 + [.G$7]*LN([.A25])^1 + [.G$8]*LN([.A25])^2 + [.G$9]*LN([.A25])^3)" office:value-type="float" office:value="99.9445117941293" calcext:value-type="float">
            <text:p>99.9</text:p>
          </table:table-cell>
          <table:table-cell table:number-columns-repeated="1014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6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6]+274.15" office:value-type="float" office:value="379.15" calcext:value-type="float">
            <text:p>379.15</text:p>
          </table:table-cell>
          <table:table-cell table:formula="of:=1/[.D26]" office:value-type="float" office:value="0.00263747857048661" calcext:value-type="float">
            <text:p>0.002637</text:p>
          </table:table-cell>
          <table:table-cell table:number-columns-repeated="2"/>
          <table:table-cell table:formula="of:= 1/([.G$6]*[.B26]^0 + [.G$7]*[.B26]^1 + [.G$8]*[.B26]^2 + [.G$9]*[.B26]^3)" office:value-type="float" office:value="379.115205801602" calcext:value-type="float">
            <text:p>379.12</text:p>
          </table:table-cell>
          <table:table-cell table:formula="of:= -274.15+1/([.G$6]*LN([.A26])^0 + [.G$7]*LN([.A26])^1 + [.G$8]*LN([.A26])^2 + [.G$9]*LN([.A26])^3)" office:value-type="float" office:value="104.965205801602" calcext:value-type="float">
            <text:p>105.0</text:p>
          </table:table-cell>
          <table:table-cell table:number-columns-repeated="1014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7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7]+274.15" office:value-type="float" office:value="384.15" calcext:value-type="float">
            <text:p>384.15</text:p>
          </table:table-cell>
          <table:table-cell table:formula="of:=1/[.D27]" office:value-type="float" office:value="0.00260314981127164" calcext:value-type="float">
            <text:p>0.002603</text:p>
          </table:table-cell>
          <table:table-cell table:number-columns-repeated="2"/>
          <table:table-cell table:formula="of:= 1/([.G$6]*[.B27]^0 + [.G$7]*[.B27]^1 + [.G$8]*[.B27]^2 + [.G$9]*[.B27]^3)" office:value-type="float" office:value="384.169421473407" calcext:value-type="float">
            <text:p>384.17</text:p>
          </table:table-cell>
          <table:table-cell table:formula="of:= -274.15+1/([.G$6]*LN([.A27])^0 + [.G$7]*LN([.A27])^1 + [.G$8]*LN([.A27])^2 + [.G$9]*LN([.A27])^3)" office:value-type="float" office:value="110.019421473407" calcext:value-type="float">
            <text:p>110.0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8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8]+274.15" office:value-type="float" office:value="389.15" calcext:value-type="float">
            <text:p>389.15</text:p>
          </table:table-cell>
          <table:table-cell table:formula="of:=1/[.D28]" office:value-type="float" office:value="0.00256970319928048" calcext:value-type="float">
            <text:p>0.002570</text:p>
          </table:table-cell>
          <table:table-cell table:number-columns-repeated="2"/>
          <table:table-cell table:formula="of:= 1/([.G$6]*[.B28]^0 + [.G$7]*[.B28]^1 + [.G$8]*[.B28]^2 + [.G$9]*[.B28]^3)" office:value-type="float" office:value="389.154710453981" calcext:value-type="float">
            <text:p>389.15</text:p>
          </table:table-cell>
          <table:table-cell table:formula="of:= -274.15+1/([.G$6]*LN([.A28])^0 + [.G$7]*LN([.A28])^1 + [.G$8]*LN([.A28])^2 + [.G$9]*LN([.A28])^3)" office:value-type="float" office:value="115.004710453981" calcext:value-type="float">
            <text:p>115.0</text:p>
          </table:table-cell>
          <table:table-cell table:number-columns-repeated="101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9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9]+274.15" office:value-type="float" office:value="394.15" calcext:value-type="float">
            <text:p>394.15</text:p>
          </table:table-cell>
          <table:table-cell table:formula="of:=1/[.D29]" office:value-type="float" office:value="0.00253710516300901" calcext:value-type="float">
            <text:p>0.002537</text:p>
          </table:table-cell>
          <table:table-cell table:number-columns-repeated="2"/>
          <table:table-cell table:formula="of:= 1/([.G$6]*[.B29]^0 + [.G$7]*[.B29]^1 + [.G$8]*[.B29]^2 + [.G$9]*[.B29]^3)" office:value-type="float" office:value="394.223283480619" calcext:value-type="float">
            <text:p>394.22</text:p>
          </table:table-cell>
          <table:table-cell table:formula="of:= -274.15+1/([.G$6]*LN([.A29])^0 + [.G$7]*LN([.A29])^1 + [.G$8]*LN([.A29])^2 + [.G$9]*LN([.A29])^3)" office:value-type="float" office:value="120.073283480619" calcext:value-type="float">
            <text:p>120.1</text:p>
          </table:table-cell>
          <table:table-cell table:number-columns-repeated="101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30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30]+274.15" office:value-type="float" office:value="399.15" calcext:value-type="float">
            <text:p>399.15</text:p>
          </table:table-cell>
          <table:table-cell table:formula="of:=1/[.D30]" office:value-type="float" office:value="0.00250532381310284" calcext:value-type="float">
            <text:p>0.002505</text:p>
          </table:table-cell>
          <table:table-cell table:number-columns-repeated="2"/>
          <table:table-cell table:formula="of:= 1/([.G$6]*[.B30]^0 + [.G$7]*[.B30]^1 + [.G$8]*[.B30]^2 + [.G$9]*[.B30]^3)" office:value-type="float" office:value="399.235947425665" calcext:value-type="float">
            <text:p>399.24</text:p>
          </table:table-cell>
          <table:table-cell table:formula="of:= -274.15+1/([.G$6]*LN([.A30])^0 + [.G$7]*LN([.A30])^1 + [.G$8]*LN([.A30])^2 + [.G$9]*LN([.A30])^3)" office:value-type="float" office:value="125.085947425665" calcext:value-type="float">
            <text:p>125.1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1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1]+274.15" office:value-type="float" office:value="404.15" calcext:value-type="float">
            <text:p>404.15</text:p>
          </table:table-cell>
          <table:table-cell table:formula="of:=1/[.D31]" office:value-type="float" office:value="0.00247432883830261" calcext:value-type="float">
            <text:p>0.002474</text:p>
          </table:table-cell>
          <table:table-cell table:number-columns-repeated="2"/>
          <table:table-cell table:formula="of:= 1/([.G$6]*[.B31]^0 + [.G$7]*[.B31]^1 + [.G$8]*[.B31]^2 + [.G$9]*[.B31]^3)" office:value-type="float" office:value="404.24557215773" calcext:value-type="float">
            <text:p>404.25</text:p>
          </table:table-cell>
          <table:table-cell table:formula="of:= -274.15+1/([.G$6]*LN([.A31])^0 + [.G$7]*LN([.A31])^1 + [.G$8]*LN([.A31])^2 + [.G$9]*LN([.A31])^3)" office:value-type="float" office:value="130.09557215773" calcext:value-type="float">
            <text:p>130.1</text:p>
          </table:table-cell>
          <table:table-cell table:number-columns-repeated="1014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6]*LN([.A32])^0 + [.G$7]*LN([.A32])^1 + [.G$8]*LN([.A32])^2 + [.G$9]*LN([.A32])^3)" office:value-type="float" office:value="24.9999256428464" calcext:value-type="float">
            <text:p>25.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1:14:01.677368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6-04T14:01:41.092272539</dc:date>
    <dc:creator>Peter O'Donoghue</dc:creator>
    <meta:editing-duration>PT1H18M</meta:editing-duration>
    <meta:editing-cycles>2</meta:editing-cycles>
    <meta:generator>LibreOffice/6.4.7.2$Linux_X86_64 LibreOffice_project/40$Build-2</meta:generator>
    <meta:document-statistic meta:table-count="1" meta:cell-count="232" meta:object-count="0"/>
  </office:meta>
</office:document-meta>
</file>